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99b7"/>
    </style:style>
    <style:style style:name="P2" style:family="paragraph" style:parent-style-name="Text_20_body">
      <style:text-properties officeooo:rsid="000999b7" officeooo:paragraph-rsid="000999b7"/>
    </style:style>
    <style:style style:name="P3" style:family="paragraph" style:parent-style-name="Text_20_body">
      <style:text-properties fo:font-style="normal" officeooo:rsid="000999b7" officeooo:paragraph-rsid="000999b7" style:font-style-asian="normal" style:font-style-complex="normal"/>
    </style:style>
    <style:style style:name="P4" style:family="paragraph" style:parent-style-name="Text_20_body">
      <style:text-properties officeooo:rsid="000e0370" officeooo:paragraph-rsid="000e0370"/>
    </style:style>
    <style:style style:name="P5" style:family="paragraph" style:parent-style-name="Title">
      <style:text-properties officeooo:paragraph-rsid="000999b7"/>
    </style:style>
    <style:style style:name="P6" style:family="paragraph" style:parent-style-name="Heading_20_2">
      <style:text-properties officeooo:rsid="000999b7" officeooo:paragraph-rsid="000999b7"/>
    </style:style>
    <style:style style:name="P7" style:family="paragraph" style:parent-style-name="Heading_20_2">
      <style:text-properties officeooo:rsid="000b9a3a" officeooo:paragraph-rsid="000b9a3a"/>
    </style:style>
    <style:style style:name="P8" style:family="paragraph" style:parent-style-name="Text_20_body" style:list-style-name="L1">
      <style:text-properties officeooo:rsid="000b9a3a" officeooo:paragraph-rsid="000b9a3a"/>
    </style:style>
    <style:style style:name="P9" style:family="paragraph" style:parent-style-name="Text_20_body" style:list-style-name="L1">
      <style:text-properties officeooo:rsid="000c8f53" officeooo:paragraph-rsid="000c8f53"/>
    </style:style>
    <style:style style:name="P10" style:family="paragraph" style:parent-style-name="Text_20_body" style:list-style-name="L2">
      <style:text-properties officeooo:rsid="00139b31" officeooo:paragraph-rsid="00139b31"/>
    </style:style>
    <style:style style:name="T1" style:family="text">
      <style:text-properties officeooo:rsid="000999b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99b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999b7" style:font-style-asian="normal" style:font-style-complex="normal"/>
    </style:style>
    <style:style style:name="T6" style:family="text">
      <style:text-properties fo:font-style="normal" officeooo:rsid="0011cfeb" style:font-style-asian="normal" style:font-style-complex="normal"/>
    </style:style>
    <style:style style:name="T7" style:family="text">
      <style:text-properties style:font-name="Liberation Sans" fo:font-size="28pt" fo:font-weight="bold" officeooo:rsid="000999b7" style:font-name-asian="Noto Sans CJK SC Regular" style:font-size-asian="28pt" style:font-weight-asian="bold" style:font-name-complex="Lohit Devanagari" style:font-size-complex="2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éance </text:span><text:span text:style-name="T7">débat mathématique</text:span></text:p>
      <text:p text:style-name="P4">Une liste de problème est disponible à <text:a xlink:type="simple" xlink:href="https://dreamaths.univ-lyon1.fr/" text:style-name="Internet_20_link" text:visited-style-name="Visited_20_Internet_20_Link">https://dreamaths.univ-lyon1.fr/</text:a></text:p>
      <text:h text:style-name="P6" text:outline-level="2">Introduction, explication</text:h>
      <text:p text:style-name="P2">Aujourd’hui, nous allons faire une séance un peu particulière : je vais vous donner un problème, et vous allez y réfléchir en groupes. Ensuite, vous allez créer une affiche qui résume ce que vous pensez du problème, que je récupèrerais à la fin de l’heure.</text:p>
      <text:p text:style-name="P1"><text:span text:style-name="T1">Pendant la 2ème heure, on va regarder et </text:span><text:span text:style-name="T3">débattre</text:span><text:span text:style-name="T5"> de ces affiche</text:span><text:span text:style-name="T6">s</text:span><text:span text:style-name="T5"> ensemble.</text:span></text:p>
      <text:p text:style-name="P3">Le problème est plus général que ce dont vous avez l’habitude : le but n’est pas forcément de trouver une solution parfaite, mais de réfléchir ensemble.</text:p>
      <text:h text:style-name="P7" text:outline-level="2">Organisation</text:h>
      <text:list xml:id="list1697328858" text:style-name="L1">
        <text:list-item>
          <text:p text:style-name="P8">Par groupes de 3/4 (plutôt 4). Chaque groupe est reponsable d’une affiche sur une feuille A3.</text:p>
        </text:list-item>
        <text:list-item>
          <text:p text:style-name="P9">Passer à travers la classe, sans <text:span text:style-name="T2">trop</text:span><text:span text:style-name="T4"> interveni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1-20T19:09:29.118522531</dc:date>
    <meta:editing-duration>PT24M33S</meta:editing-duration>
    <meta:editing-cycles>9</meta:editing-cycles>
    <meta:document-statistic meta:table-count="0" meta:image-count="0" meta:object-count="0" meta:page-count="1" meta:paragraph-count="9" meta:word-count="124" meta:character-count="760" meta:non-whitespace-character-count="647"/>
  </office:meta>
</office:document-meta>
</file>